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ans-serif" svg:font-family="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paragraph-rsid="0036852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36d0f5" officeooo:paragraph-rsid="00385848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officeooo:rsid="0036d0f5" officeooo:paragraph-rsid="0036d0f5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36d0f5" officeooo:paragraph-rsid="0038e73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weight="normal" officeooo:rsid="0036d0f5" officeooo:paragraph-rsid="0038e73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normal" officeooo:rsid="0036d0f5" officeooo:paragraph-rsid="0036d0f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2pt" fo:font-weight="normal" officeooo:rsid="0039ae3a" officeooo:paragraph-rsid="0039ae3a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39ae3a" officeooo:paragraph-rsid="0039ae3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39ae3a" officeooo:paragraph-rsid="0039ae3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officeooo:rsid="003abea8" officeooo:paragraph-rsid="003abea8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3abea8" officeooo:paragraph-rsid="003abea8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3ba1fe" officeooo:paragraph-rsid="003ba1fe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3c97fb" officeooo:paragraph-rsid="003c97fb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2pt" fo:font-weight="normal" officeooo:rsid="003c97fb" officeooo:paragraph-rsid="003c97fb" style:font-size-asian="12pt" style:font-weight-asian="normal" style:font-size-complex="12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3613cb" style:font-size-asian="14pt" style:font-weight-asian="bold" style:font-size-complex="14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officeooo:rsid="003613cb"/>
    </style:style>
    <style:style style:name="T5" style:family="text">
      <style:text-properties style:rfc-language-tag="es-ES-u-co-trad" fo:language="es" fo:country="ES"/>
    </style:style>
    <style:style style:name="T6" style:family="text">
      <style:text-properties officeooo:rsid="0036852d"/>
    </style:style>
    <style:style style:name="T7" style:family="text">
      <style:text-properties officeooo:rsid="0038e736"/>
    </style:style>
    <style:style style:name="T8" style:family="text">
      <style:text-properties officeooo:rsid="0039ae3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3abea8"/>
    </style:style>
    <style:style style:name="T11" style:family="text">
      <style:text-properties officeooo:rsid="003c97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area para FOL0</text:span><text:span text:style-name="T2">5</text:span></text:p>
      <text:p text:style-name="P1"/>
      <text:p text:style-name="P3">Actividad 1</text:p>
      <text:p text:style-name="Standard"><text:span text:style-name="T3">1. El periodo de cotización necesario para causar derecho a una Incapacidad Temporal derivada de enfermedad común es: </text:span>De 180 días cotizados dentro de los cinco años inmediatamente anteriores.</text:p>
      <text:p text:style-name="Standard">2. El periodo de cotización necesario para causar derecho a una Incapacidad Temporal derivada de accidente de trabajo es: No se necesita acreditar periodo de cotización alguno.</text:p>
      <text:p text:style-name="Standard">3. Las condiciones para que un accidente tenga la consideración legal de accidente de trabajo –AT- son: Existencia de lesión corporal que sufra el trabajador como consecuencia del trabajo que ejecuta por cuenta propia.</text:p>
      <text:p text:style-name="Standard"><text:span text:style-name="T4">4. </text:span>A partir de 2021, la prestación por nacimiento de hijo será de: 16 semanas para cada progenitor.</text:p>
      <text:p text:style-name="Standard"><text:span text:style-name="T5">5. </text:span>¿A qué se refiere la Incapacidad Permanente Total? Ninguna de las anteriores respuestas es correcta.</text:p>
      <text:p text:style-name="Standard"><text:span text:style-name="T5">6. </text:span>¿A qué se refiere la Incapacidad Permanente Parcial? Ninguna de las anteriores respuestas es correcta.</text:p>
      <text:p text:style-name="Standard"><text:span text:style-name="T5">7. La prestación contributiva por jubilación tiene las siguientes características: </text:span>Depende de la cantidad que haya cotizado cada trabajador, podrá o no cobrar la jubilación.</text:p>
      <text:p text:style-name="Standard"><text:span text:style-name="T5">8. La prestación por riesgo durante el embarazo: </text:span>La puede disfrutar la madre cuando exista riesgo para ella o el feto mientras dure el embarazo.</text:p>
      <text:p text:style-name="Standard"><text:span text:style-name="T5">9. El sistema de Seguridad Social: </text:span>Es universal, cubre a todos los ciudadanos de la UE que se encuentren en nuestro país accediendo a todas las prestaciones del sistema independientemente de su cotización.</text:p>
      <text:p text:style-name="Standard"><text:span text:style-name="T5">10. El sistema de Seguridad Social asegura las siguientes prestaciones: </text:span>Todas las anteriores son correctas.</text:p>
      <text:p text:style-name="Standard"/>
      <text:p text:style-name="P4">Actividad <text:span text:style-name="T6">2</text:span></text:p>
      <text:p text:style-name="P6">Alejandro tiene que haber cotizado durante 360 días para recibir la prestacion por desempleo. Al cumplir este requisito, su prestacion seria la siguiente.</text:p>
      <text:p text:style-name="P6">Calculamos la media de la base reguladora</text:p>
      <text:p text:style-name="P9">(1750 + 1680 + 1690 + 1705 + 1730 + 1715) / 6 = 1711,67</text:p>
      <text:p text:style-name="P6">Le corresponden 10 meses de prestación, de los cuales:</text:p>
      <text:p text:style-name="P6">- Los 6 primeros meses = 1711,67 x 0,7 = 1198,17. Pero como supera el 175% del IPREM la cuantía durante este periodo será de 988,575€</text:p>
      <text:p text:style-name="P6"><text:soft-page-break/>- El resto del periodo 1711,67 x 0,5 = 855,83€</text:p>
      <text:p text:style-name="P6"/>
      <text:p text:style-name="P5">Actividad 3</text:p>
      <text:p text:style-name="P7"><text:span text:style-name="T7">Para saber el importe </text:span><text:span text:style-name="T8">del primer caso</text:span><text:span text:style-name="T7">, primero calculamos la base reguladora </text:span><text:span text:style-name="T8">sabiendo que este mes no ha realizado horas extra y que el mes tiene 30 días</text:span><text:span text:style-name="T7">.</text:span></text:p>
      <text:p text:style-name="P8"><text:span text:style-name="T7">BR = </text:span><text:s text:c="2"/><text:span text:style-name="T8">(1500 / 30) + (70 x 20)/365 = 53,84€</text:span></text:p>
      <text:p text:style-name="P12">El importe de <text:s/>la prestacion por baja laboral será del 75% de la base reguladora calculada y será abonada desde el dia siguiente al hecho causante.</text:p>
      <text:p text:style-name="P10">75% BR = 53,84 x 0,75 x 32dias = <text:span text:style-name="T9">1292,16€ </text:span></text:p>
      <text:p text:style-name="P11">En el caso de producirse el accidente en casa:</text:p>
      <text:p text:style-name="P10">BR = 1500 / 30 = 50€ </text:p>
      <text:p text:style-name="P12">Recibiría desde el 4º al 20º <text:span text:style-name="T10">(17 días) </text:span>el 60% de la BR <text:span text:style-name="T10">y el 75% el resto del periodo de baja (12 dias)</text:span></text:p>
      <text:p text:style-name="P13">17 dias x 50 x 0,6 + 12 dias x 50 x 0,75 = <text:span text:style-name="T9">960€</text:span></text:p>
      <text:p text:style-name="P13"><text:span text:style-name="T9"/></text:p>
      <text:p text:style-name="P14"><text:span text:style-name="T9">Actividad 4</text:span></text:p>
      <text:p text:style-name="P15">Rocio tendrá derecho a 18 semanas de prestación. 16 más <text:span text:style-name="T11">2</text:span> por ser parto múltiple.</text:p>
      <text:p text:style-name="P15">Tendrá que disfrutaer las 6 semanas siguientes al parto de forma obligatoria y el resto se pueden disfrutar en periodos semanales hasta que el hijo o hija cumpla los 12 meses.</text:p>
      <text:p text:style-name="P15">Para realizar el calculo se toma la ultima base de cotizacion de contingencias comunes y se divide entre 30. <text:span text:style-name="T11">En este caso recibirá diariamnete una prestacion de:</text:span></text:p>
      <text:p text:style-name="P17">1500 / 30 = <text:span text:style-name="T9">50€ </text:span></text:p>
      <text:p text:style-name="P16">Esta prestación está exenta de IRPF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ans-serif" svg:font-family="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ncisco</meta:initial-creator>
    <meta:editing-cycles>26</meta:editing-cycles>
    <meta:creation-date>2020-11-04T08:48:00</meta:creation-date>
    <dc:date>2021-01-26T19:05:39.727217174</dc:date>
    <meta:editing-duration>PT5H41M57S</meta:editing-duration>
    <meta:generator>LibreOffice/7.0.4.2$Linux_X86_64 LibreOffice_project/00$Build-2</meta:generator>
    <meta:document-statistic meta:table-count="0" meta:image-count="0" meta:object-count="0" meta:page-count="2" meta:paragraph-count="34" meta:word-count="553" meta:character-count="3135" meta:non-whitespace-character-count="26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